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2-1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Kansas City (4-9)</text:p>
          </table:table-cell>
          <table:table-cell office:value-type="string">
            <text:p>21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.15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38</text:p>
          </table:table-cell>
          <table:table-cell office:value-type="string">
            <text:p>.13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26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47</text:p>
          </table:table-cell>
          <table:table-cell office:value-type="string">
            <text:p>.255</text:p>
          </table:table-cell>
        </table:table-row>
        <table:table-row>
          <table:table-cell office:value-type="string">
            <text:p>Kansas City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39</text:p>
          </table:table-cell>
          <table:table-cell office:value-type="string">
            <text:p>.05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35</text:p>
          </table:table-cell>
          <table:table-cell office:value-type="string">
            <text:p>.0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37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46</text:p>
          </table:table-cell>
          <table:table-cell office:value-type="string">
            <text:p>.065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13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ri Bruck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46</text:p>
          </table:table-cell>
          <table:table-cell office:value-type="string">
            <text:p>.17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19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23</text:p>
          </table:table-cell>
          <table:table-cell office:value-type="string">
            <text:p>163</text:p>
          </table:table-cell>
          <table:table-cell office:value-type="string">
            <text:p>.202</text:p>
          </table:table-cell>
          <table:table-cell office:value-type="string">
            <text:p>5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7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8.0</text:p>
          </table:table-cell>
        </table:table-row>
      </table:table>
      <table:table table:name="Sheet 3">
        <table:table-row>
          <table:table-cell office:value-type="string">
            <text:p>Kansas City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piegel, Rheg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yers, Kynnedy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Jacobs, Brooke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2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latcher, Mack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artinez, Mikayla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-.05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Ratzlaff, Alex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adler, Mykal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orey, Alexia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Schomers, Alli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.45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9</text:p>
          </table:table-cell>
          <table:table-cell office:value-type="string">
            <text:p>27</text:p>
          </table:table-cell>
          <table:table-cell office:value-type="string">
            <text:p>157</text:p>
          </table:table-cell>
          <table:table-cell office:value-type="string">
            <text:p>.140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7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